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fill-color="#cccccc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draw:stroke="none" svg:stroke-color="#000000" draw:fill="none" draw:fill-color="#ffffff" fo:min-height="0.903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1cm" fo:min-width="0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161cm" svg:height="13.335cm" svg:x="1.396cm" svg:y="13.414cm">
          <text:p text:style-name="P1"><text:span text:style-name="T1">Baseboard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02cm" svg:height="1.905cm" svg:x="5.46cm" svg:y="15.192cm">
          <text:p text:style-name="P2"><text:span text:style-name="T1">USB Hub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67cm" svg:height="1.651cm" svg:x="2.031cm" svg:y="18.367cm">
          <text:p text:style-name="P2"><text:span text:style-name="T1">3g Mode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67cm" svg:height="1.651cm" svg:x="5.079cm" svg:y="18.367cm">
          <text:p text:style-name="P2"><text:span text:style-name="T1">Wifi 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175cm" svg:height="1.651cm" svg:x="9.016cm" svg:y="18.367cm">
          <text:p text:style-name="P3"><text:span text:style-name="T1">BLE </text:span></text:p>
          <text:p text:style-name="P3"><text:span text:style-name="T1">implementation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13.589cm" svg:height="3.048cm" svg:x="5.714cm" svg:y="23.32cm">
            <text:p text:style-name="P1"><text:span text:style-name="T1">Expansion Header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048cm" svg:height="1.524cm" svg:x="5.968cm" svg:y="24.717cm">
            <text:p text:style-name="P3"><text:span text:style-name="T1">USB por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384cm" svg:height="1.524cm" svg:x="9.266cm" svg:y="24.717cm">
            <text:p text:style-name="P3"><text:span text:style-name="T1">UAR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259cm" svg:height="1.524cm" svg:x="11.776cm" svg:y="24.717cm">
            <text:p text:style-name="P3"><text:span text:style-name="T1">SPI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259cm" svg:height="1.524cm" svg:x="14.286cm" svg:y="24.717cm">
            <text:p text:style-name="P3"><text:span text:style-name="T1">I2C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259cm" svg:height="1.524cm" svg:x="16.796cm" svg:y="24.717cm">
            <text:p text:style-name="P3"><text:span text:style-name="T1">GPIO</text:span>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5.08cm" svg:height="3.81cm" svg:x="13.08cm" svg:y="14.938cm">
          <text:p text:style-name="P3"><text:span text:style-name="T1">Power Module with </text:span></text:p>
          <text:p text:style-name="P3"><text:span text:style-name="T1">Lithium ion/polymer </text:span></text:p>
          <text:p text:style-name="P3"><text:span text:style-name="T1">charg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67cm" svg:height="1.651cm" svg:x="2.031cm" svg:y="15.954cm">
          <text:p text:style-name="P2"><text:span text:style-name="T1">Bluetooth </text:span></text:p>
          <text:p text:style-name="P2"><text:span text:style-name="T1">2.1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6.096cm" svg:height="5.08cm" svg:x="3.555cm" svg:y="5.413cm">
            <text:p text:style-name="P2"><text:span text:style-name="T1">Processor Module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667cm" svg:height="1.27cm" svg:x="3.809cm" svg:y="8.842cm">
            <text:p text:style-name="P2"><text:span text:style-name="T1">RAM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54cm" svg:height="1.27cm" svg:x="6.857cm" svg:y="8.842cm">
            <text:p text:style-name="P2"><text:span text:style-name="T1">Flash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.588cm" svg:height="1.27cm" svg:x="3.809cm" svg:y="7.318cm">
            <text:p text:style-name="P2"><text:span text:style-name="T1">Processor</text:span></text:p>
            <draw:enhanced-geometry svg:viewBox="0 0 21600 21600" draw:type="rectangle" draw:enhanced-path="M 0 0 L 21600 0 21600 21600 0 21600 0 0 Z N"/>
          </draw:custom-shape>
        </draw:g>
        <draw:line draw:style-name="gr4" draw:text-style-name="P3" draw:layer="layout" svg:x1="6.349cm" svg:y1="10.493cm" svg:x2="6.349cm" svg:y2="15.192cm">
          <text:p/>
        </draw:line>
        <draw:frame draw:style-name="gr5" draw:text-style-name="P5" draw:layer="layout" svg:width="1.397cm" svg:height="0.885cm" svg:x="6.222cm" svg:y="12.275cm">
          <draw:text-box>
            <text:p text:style-name="P5"><text:span text:style-name="T2">USB</text:span></text:p>
          </draw:text-box>
        </draw:frame>
        <draw:line draw:style-name="gr4" draw:text-style-name="P3" draw:layer="layout" svg:x1="9.27cm" svg:y1="10.493cm" svg:x2="9.27cm" svg:y2="18.367cm">
          <text:p/>
        </draw:line>
        <draw:frame draw:style-name="gr5" draw:text-style-name="P5" draw:layer="layout" svg:width="1.397cm" svg:height="0.885cm" svg:x="9.143cm" svg:y="12.275cm">
          <draw:text-box>
            <text:p text:style-name="P5"><text:span text:style-name="T2">UART</text:span></text:p>
          </draw:text-box>
        </draw:frame>
        <draw:line draw:style-name="gr4" draw:text-style-name="P3" draw:layer="layout" svg:x1="1.142cm" svg:y1="24.59cm" svg:x2="5.714cm" svg:y2="24.59cm">
          <text:p/>
        </draw:line>
        <draw:line draw:style-name="gr4" draw:text-style-name="P3" draw:layer="layout" svg:x1="3.555cm" svg:y1="9.985cm" svg:x2="1.142cm" svg:y2="9.985cm">
          <text:p/>
        </draw:line>
        <draw:line draw:style-name="gr4" draw:text-style-name="P3" draw:layer="layout" svg:x1="1.142cm" svg:y1="24.59cm" svg:x2="1.142cm" svg:y2="9.985cm">
          <text:p/>
        </draw:line>
        <draw:frame draw:style-name="gr6" draw:text-style-name="P5" draw:layer="layout" svg:width="2.032cm" svg:height="1.153cm" svg:x="1.508cm" svg:y="10.134cm">
          <draw:text-box>
            <text:p text:style-name="P5"><text:span text:style-name="T2">UART/SPI/I</text:span></text:p>
            <text:p text:style-name="P5"><text:span text:style-name="T2">2C/GPIO</text:span></text:p>
          </draw:text-box>
        </draw:frame>
        <draw:line draw:style-name="gr4" draw:text-style-name="P3" draw:layer="layout" svg:x1="8.381cm" svg:y1="17.097cm" svg:x2="8.381cm" svg:y2="23.32cm">
          <text:p/>
        </draw:line>
        <draw:frame draw:style-name="gr5" draw:text-style-name="P5" draw:layer="layout" svg:width="4.064cm" svg:height="0.885cm" svg:x="8.508cm" svg:y="21.546cm">
          <draw:text-box>
            <text:p text:style-name="P5"><text:span text:style-name="T2">USB</text:span></text:p>
          </draw:text-box>
        </draw:frame>
        <draw:line draw:style-name="gr4" draw:text-style-name="P3" draw:layer="layout" svg:x1="15.62cm" svg:y1="18.748cm" svg:x2="15.62cm" svg:y2="23.32cm">
          <text:p/>
        </draw:line>
        <draw:line draw:style-name="gr4" draw:text-style-name="P3" draw:layer="layout" svg:x1="9.651cm" svg:y1="7.699cm" svg:x2="13.588cm" svg:y2="7.699cm">
          <text:p/>
        </draw:line>
        <draw:line draw:style-name="gr4" draw:text-style-name="P3" draw:layer="layout" svg:x1="13.588cm" svg:y1="14.938cm" svg:x2="13.588cm" svg:y2="7.699cm">
          <text:p/>
        </draw:line>
        <draw:g>
          <draw:custom-shape draw:style-name="gr7" draw:text-style-name="P3" draw:layer="layout" svg:width="0.765cm" svg:height="0.382cm" draw:transform="rotate (-3.13740386338501) translate (6.984cm 21.16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3" draw:layer="layout" svg:x1="6.603cm" svg:y1="21.542cm" svg:x2="6.603cm" svg:y2="20.78cm">
            <text:p/>
          </draw:line>
        </draw:g>
        <draw:g>
          <draw:custom-shape draw:style-name="gr7" draw:text-style-name="P3" draw:layer="layout" svg:width="0.765cm" svg:height="0.382cm" draw:transform="rotate (-3.13740386338501) translate (2.793cm 21.16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3" draw:layer="layout" svg:x1="2.412cm" svg:y1="21.542cm" svg:x2="2.412cm" svg:y2="20.78cm">
            <text:p/>
          </draw:line>
        </draw:g>
        <draw:g>
          <draw:custom-shape draw:style-name="gr7" draw:text-style-name="P3" draw:layer="layout" svg:width="0.765cm" svg:height="0.382cm" draw:transform="rotate (-3.13740386338501) translate (11.556cm 21.16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3" draw:layer="layout" svg:x1="11.175cm" svg:y1="21.542cm" svg:x2="11.175cm" svg:y2="20.78cm">
            <text:p/>
          </draw:line>
        </draw:g>
        <draw:g>
          <draw:custom-shape draw:style-name="gr7" draw:text-style-name="P3" draw:layer="layout" svg:width="0.765cm" svg:height="0.382cm" draw:transform="rotate (-3.13740386338501) translate (4.19cm 21.16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3" draw:layer="layout" svg:x1="3.809cm" svg:y1="21.542cm" svg:x2="3.809cm" svg:y2="20.78cm">
            <text:p/>
          </draw:line>
        </draw:g>
        <draw:line draw:style-name="gr4" draw:text-style-name="P3" draw:layer="layout" svg:x1="2.412cm" svg:y1="21.542cm" svg:x2="1.65cm" svg:y2="21.542cm">
          <text:p/>
        </draw:line>
        <draw:line draw:style-name="gr4" draw:text-style-name="P3" draw:layer="layout" svg:x1="1.65cm" svg:y1="16.843cm" svg:x2="1.65cm" svg:y2="21.542cm">
          <text:p/>
        </draw:line>
        <draw:line draw:style-name="gr4" draw:text-style-name="P3" draw:layer="layout" svg:x1="2.031cm" svg:y1="16.843cm" svg:x2="1.65cm" svg:y2="16.843cm">
          <text:p/>
        </draw:line>
        <draw:line draw:style-name="gr4" draw:text-style-name="P3" draw:layer="layout" svg:x1="3.809cm" svg:y1="21.542cm" svg:x2="3.174cm" svg:y2="21.542cm">
          <text:p/>
        </draw:line>
        <draw:line draw:style-name="gr4" draw:text-style-name="P3" draw:layer="layout" svg:x1="3.174cm" svg:y1="20.018cm" svg:x2="3.175cm" svg:y2="21.542cm">
          <text:p/>
        </draw:line>
        <draw:line draw:style-name="gr4" draw:text-style-name="P3" draw:layer="layout" svg:x1="5.841cm" svg:y1="20.018cm" svg:x2="5.841cm" svg:y2="21.542cm">
          <text:p/>
        </draw:line>
        <draw:line draw:style-name="gr4" draw:text-style-name="P3" draw:layer="layout" svg:x1="6.603cm" svg:y1="21.542cm" svg:x2="5.841cm" svg:y2="21.542cm">
          <text:p/>
        </draw:line>
        <draw:line draw:style-name="gr4" draw:text-style-name="P3" draw:layer="layout" svg:x1="10.408cm" svg:y1="20.018cm" svg:x2="10.408cm" svg:y2="21.542cm">
          <text:p/>
        </draw:line>
        <draw:line draw:style-name="gr4" draw:text-style-name="P3" draw:layer="layout" svg:x1="11.17cm" svg:y1="21.542cm" svg:x2="10.408cm" svg:y2="21.542cm">
          <text:p/>
        </draw:line>
        <draw:custom-shape draw:style-name="gr2" draw:text-style-name="P2" draw:layer="layout" svg:width="2.921cm" svg:height="2.413cm" svg:x="14.477cm" svg:y="10.239cm">
          <text:p text:style-name="P3"><text:span text:style-name="T1">Battery 7.4V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5.747cm" svg:y1="14.938cm" svg:x2="15.747cm" svg:y2="12.652cm">
          <text:p/>
        </draw:line>
        <draw:frame draw:style-name="gr5" draw:text-style-name="P5" draw:layer="layout" svg:width="4.064cm" svg:height="0.885cm" svg:x="15.62cm" svg:y="21.546cm">
          <draw:text-box>
            <text:p text:style-name="P5"><text:span text:style-name="T2">5V / 3.3V</text:span></text:p>
          </draw:text-box>
        </draw:frame>
        <draw:frame draw:style-name="gr5" draw:text-style-name="P5" draw:layer="layout" svg:width="4.064cm" svg:height="0.885cm" svg:x="10.413cm" svg:y="7.957cm">
          <draw:text-box>
            <text:p text:style-name="P5"><text:span text:style-name="T2"><text:s/></text:span><text:span text:style-name="T2">3.3V/1.8V</text:span></text:p>
          </draw:text-box>
        </draw:frame>
        <draw:custom-shape draw:style-name="gr2" draw:text-style-name="P2" draw:layer="layout" svg:width="3.556cm" svg:height="3.429cm" svg:x="15.732cm" svg:y="5.572cm">
          <text:p text:style-name="P3"><text:span text:style-name="T1">Power Supply</text:span></text:p>
          <text:p text:style-name="P3"><text:span text:style-name="T1">AC/DC </text:span></text:p>
          <text:p text:style-name="P3"><text:span text:style-name="T1">220 VAC -</text:span></text:p>
          <text:p text:style-name="P3"><text:span text:style-name="T1">12VDC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7.652cm" svg:y1="8.969cm" svg:x2="17.652cm" svg:y2="14.938cm">
          <text:p/>
        </draw:line>
        <draw:frame draw:style-name="gr5" draw:text-style-name="P5" draw:layer="layout" svg:width="1.397cm" svg:height="0.885cm" svg:x="17.906cm" svg:y="11.509cm">
          <draw:text-box>
            <text:p text:style-name="P5"><text:span text:style-name="T2">12V</text:span></text:p>
          </draw:text-box>
        </draw:frame>
        <draw:line draw:style-name="gr4" draw:text-style-name="P3" draw:layer="layout" svg:x1="17.51cm" svg:y1="4.683cm" svg:x2="17.51cm" svg:y2="5.572cm">
          <text:p/>
        </draw:line>
        <draw:frame draw:style-name="gr5" draw:text-style-name="P5" draw:layer="layout" svg:width="1.778cm" svg:height="0.885cm" svg:x="16.748cm" svg:y="4.179cm">
          <draw:text-box>
            <text:p text:style-name="P5"><text:span text:style-name="T2">220VAC</text:span></text:p>
          </draw:text-box>
        </draw:frame>
        <draw:frame draw:style-name="gr8" draw:layer="layout" svg:width="8.042cm" svg:height="0.962cm" svg:x="7.055cm" svg:y="2.197cm">
          <draw:text-box>
            <text:p>Block Diagram for Faheem</text:p>
          </draw:text-box>
        </draw:frame>
        <draw:frame draw:style-name="gr8" draw:text-style-name="P5" draw:layer="layout" svg:width="3.872cm" svg:height="0.573cm" svg:x="16.128cm" svg:y="27.511cm">
          <draw:text-box>
            <text:p text:style-name="P5"><text:span text:style-name="T2">29 October 2014 Version 1</text:span></text:p>
          </draw:text-box>
        </draw:frame>
        <draw:line draw:style-name="gr4" draw:text-style-name="P3" draw:layer="layout" svg:x1="4.698cm" svg:y1="16.589cm" svg:x2="5.46cm" svg:y2="16.589cm">
          <text:p/>
        </draw:line>
        <draw:line draw:style-name="gr4" draw:text-style-name="P3" draw:layer="layout" svg:x1="5.841cm" svg:y1="17.097cm" svg:x2="5.841cm" svg:y2="17.732cm">
          <text:p/>
        </draw:line>
        <draw:line draw:style-name="gr4" draw:text-style-name="P3" draw:layer="layout" svg:x1="3.301cm" svg:y1="17.732cm" svg:x2="5.841cm" svg:y2="17.733cm">
          <text:p/>
        </draw:line>
        <draw:line draw:style-name="gr4" draw:text-style-name="P3" draw:layer="layout" svg:x1="3.301cm" svg:y1="17.733cm" svg:x2="3.301cm" svg:y2="18.367cm">
          <text:p/>
        </draw:line>
        <draw:line draw:style-name="gr4" draw:text-style-name="P3" draw:layer="layout" svg:x1="6.73cm" svg:y1="18.367cm" svg:x2="6.73cm" svg:y2="17.097cm">
          <text:p/>
        </draw:line>
        <draw:frame draw:style-name="gr9" draw:text-style-name="P6" draw:layer="layout" svg:width="13.333cm" svg:height="1.461cm" svg:x="1.523cm" svg:y="27.13cm">
          <draw:text-box>
            <text:p><text:span text:style-name="T1">Note: </text:span></text:p>
            <text:p><text:span text:style-name="T1">1. All antennas will be external connected via SMA to UFL connect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9T10:16:42.480839947</meta:creation-date>
    <dc:date>2014-10-29T11:07:09.204114931</dc:date>
    <meta:editing-duration>PT2M32S</meta:editing-duration>
    <meta:editing-cycles>1</meta:editing-cycles>
    <meta:document-statistic meta:object-count="70"/>
    <meta:generator>LibreOffice/4.2.6.3$Linux_X86_64 LibreOffice_project/420m0$Build-3</meta:generator>
  </office:meta>
</office:document-meta>
</file>